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51fc" officeooo:paragraph-rsid="000c51fc" fo:background-color="#999999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0.5pt" officeooo:rsid="000c51fc" officeooo:paragraph-rsid="000c51fc" fo:background-color="transparent" style:font-size-asian="9.14999961853027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officeooo:rsid="000d3027" officeooo:paragraph-rsid="000d3027" fo:background-color="transparent" style:font-size-asian="9.14999961853027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0d3027" officeooo:paragraph-rsid="000f3f8f" fo:background-color="transparent" style:font-size-asian="9.14999961853027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0d3027" officeooo:paragraph-rsid="0017bec2" fo:background-color="transparent" style:font-size-asian="9.14999961853027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0f3f8f" officeooo:paragraph-rsid="000f3f8f" fo:background-color="transparent" style:font-size-asian="9.14999961853027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size="10.5pt" officeooo:rsid="000c51fc" officeooo:paragraph-rsid="000c51fc" fo:background-color="#ffff00" style:font-size-asian="9.14999961853027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officeooo:rsid="000d3027" officeooo:paragraph-rsid="000d3027" fo:background-color="#ffff00" style:font-size-asian="9.14999961853027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officeooo:rsid="000f3f8f" officeooo:paragraph-rsid="000f3f8f" fo:background-color="#ffff00" style:font-size-asian="9.14999961853027pt" style:font-size-complex="10.5pt"/>
    </style:style>
    <style:style style:name="P10" style:family="paragraph" style:parent-style-name="Standard">
      <style:paragraph-properties fo:text-align="start" style:justify-single-word="false"/>
      <style:text-properties officeooo:paragraph-rsid="000f3f8f"/>
    </style:style>
    <style:style style:name="P11" style:family="paragraph" style:parent-style-name="Standard">
      <style:paragraph-properties fo:text-align="start" style:justify-single-word="false"/>
      <style:text-properties officeooo:rsid="001102fa" officeooo:paragraph-rsid="001102fa"/>
    </style:style>
    <style:style style:name="P12" style:family="paragraph" style:parent-style-name="Standard">
      <style:paragraph-properties fo:text-align="start" style:justify-single-word="false"/>
      <style:text-properties officeooo:rsid="001102fa" officeooo:paragraph-rsid="001102fa" fo:background-color="#ffff00"/>
    </style:style>
    <style:style style:name="P13" style:family="paragraph" style:parent-style-name="Standard">
      <style:paragraph-properties fo:text-align="center" style:justify-single-word="false"/>
      <style:text-properties fo:font-size="22pt" officeooo:rsid="000c51fc" officeooo:paragraph-rsid="000c51fc" fo:background-color="#999999" style:font-size-asian="22pt" style:font-size-complex="22pt"/>
    </style:style>
    <style:style style:name="T1" style:family="text">
      <style:text-properties officeooo:rsid="000e0f28"/>
    </style:style>
    <style:style style:name="T2" style:family="text">
      <style:text-properties fo:font-size="10.5pt" officeooo:rsid="000f3f8f" fo:background-color="transparent" loext:char-shading-value="0" style:font-size-asian="9.14999961853027pt" style:font-size-complex="10.5pt"/>
    </style:style>
    <style:style style:name="T3" style:family="text">
      <style:text-properties fo:font-size="10.5pt" officeooo:rsid="001102fa" fo:background-color="transparent" loext:char-shading-value="0" style:font-size-asian="9.14999961853027pt" style:font-size-complex="10.5pt"/>
    </style:style>
    <style:style style:name="T4" style:family="text">
      <style:text-properties fo:font-size="10.5pt" fo:background-color="transparent" loext:char-shading-value="0" style:font-size-asian="9.14999961853027pt" style:font-size-complex="10.5pt"/>
    </style:style>
    <style:style style:name="T5" style:family="text">
      <style:text-properties fo:font-size="10.5pt" officeooo:rsid="00129514" fo:background-color="transparent" loext:char-shading-value="0" style:font-size-asian="9.14999961853027pt" style:font-size-complex="10.5pt"/>
    </style:style>
    <style:style style:name="T6" style:family="text">
      <style:text-properties fo:font-size="10.5pt" officeooo:rsid="0017d1e3" fo:background-color="transparent" loext:char-shading-value="0" style:font-size-asian="9.14999961853027pt" style:font-size-complex="10.5pt"/>
    </style:style>
    <style:style style:name="T7" style:family="text">
      <style:text-properties fo:font-size="10.5pt" style:font-size-asian="9.14999961853027pt" style:font-size-complex="10.5pt"/>
    </style:style>
    <style:style style:name="T8" style:family="text">
      <style:text-properties fo:font-size="10.5pt" style:font-size-asian="9.14999961853027pt" style:font-size-complex="10.5pt"/>
    </style:style>
    <style:style style:name="T9" style:family="text">
      <style:text-properties fo:font-size="10.5pt" fo:font-weight="bold" officeooo:rsid="000f3f8f" fo:background-color="transparent" loext:char-shading-value="0" style:font-size-asian="9.14999961853027pt" style:font-weight-asian="bold" style:font-size-complex="10.5pt" style:font-weight-complex="bold"/>
    </style:style>
    <style:style style:name="T10" style:family="text">
      <style:text-properties fo:font-size="10.5pt" fo:font-weight="bold" fo:background-color="transparent" loext:char-shading-value="0" style:font-size-asian="9.14999961853027pt" style:font-weight-asian="bold" style:font-size-complex="10.5pt" style:font-weight-complex="bold"/>
    </style:style>
    <style:style style:name="T11" style:family="text">
      <style:text-properties officeooo:rsid="000f3f8f"/>
    </style:style>
    <style:style style:name="T12" style:family="text">
      <style:text-properties officeooo:rsid="001102fa"/>
    </style:style>
    <style:style style:name="T13" style:family="text">
      <style:text-properties officeooo:rsid="00129514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3f8f" style:font-weight-asian="bold" style:font-weight-complex="bold"/>
    </style:style>
    <style:style style:name="T17" style:family="text">
      <style:text-properties officeooo:rsid="00164806"/>
    </style:style>
    <style:style style:name="T18" style:family="text">
      <style:text-properties officeooo:rsid="0017bec2"/>
    </style:style>
    <style:style style:name="T19" style:family="text">
      <style:text-properties officeooo:rsid="0017bf5b"/>
    </style:style>
    <style:style style:name="T20" style:family="text">
      <style:text-properties officeooo:rsid="0017d1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rrection défi 1</text:p>
      <text:p text:style-name="P1"/>
      <text:p text:style-name="P1"/>
      <text:p text:style-name="P7">Exercice 1 :</text:p>
      <text:p text:style-name="P2"><text:tab/><text:span text:style-name="T15">function</text:span> sumNumber(num1,num2){</text:p>
      <text:p text:style-name="P2"><text:tab/><text:tab/><text:span text:style-name="T15">return</text:span> num1+num2 ;<text:tab/><text:tab/></text:p>
      <text:p text:style-name="P2"><text:tab/>}</text:p>
      <text:p text:style-name="P2"/>
      <text:p text:style-name="P7">Exercice 2 :</text:p>
      <text:p text:style-name="P2"/>
      <text:p text:style-name="P2"><text:tab/><text:span text:style-name="T15">function</text:span> areaTriangle(base,height) {</text:p>
      <text:p text:style-name="P2"><text:tab/><text:tab/><text:span text:style-name="T15">return</text:span> (base * height) /2 ;</text:p>
      <text:p text:style-name="P2"><text:tab/></text:p>
      <text:p text:style-name="P2"><text:tab/>}</text:p>
      <text:p text:style-name="P7">Exercice 3 :</text:p>
      <text:p text:style-name="P2"/>
      <text:p text:style-name="P2"><text:tab/><text:span text:style-name="T15">function</text:span> perimeter(width,height) {</text:p>
      <text:p text:style-name="P2"><text:tab/><text:tab/><text:span text:style-name="T15">return</text:span> (width + height) *2 ;</text:p>
      <text:p text:style-name="P2"/>
      <text:p text:style-name="P2"><text:tab/>}</text:p>
      <text:p text:style-name="P2"/>
      <text:p text:style-name="P2"><text:span text:style-name="T14">Exercice 4 :</text:span> </text:p>
      <text:p text:style-name="P2"><text:tab/></text:p>
      <text:p text:style-name="P2"><text:tab/><text:span text:style-name="T15">function</text:span> square(num) {</text:p>
      <text:p text:style-name="P2"><text:tab/><text:tab/><text:span text:style-name="T15">return</text:span> num*<text:span text:style-name="T17">num</text:span> ;</text:p>
      <text:p text:style-name="P2"/>
      <text:p text:style-name="P2"><text:tab/>}</text:p>
      <text:p text:style-name="P2"/>
      <text:p text:style-name="P7">Exercice 5 :</text:p>
      <text:p text:style-name="P2"/>
      <text:p text:style-name="P2"><text:tab/><text:span text:style-name="T15">function</text:span> remainder(num1,num2) {</text:p>
      <text:p text:style-name="P2"/>
      <text:p text:style-name="P2"><text:tab/><text:tab/><text:span text:style-name="T15">return</text:span> num1 % num2 ;</text:p>
      <text:p text:style-name="P2"/>
      <text:p text:style-name="P2"><text:tab/>}</text:p>
      <text:p text:style-name="P2"/>
      <text:p text:style-name="P7">Exercice 6 :</text:p>
      <text:p text:style-name="P2"/>
      <text:p text:style-name="P2"><text:tab/><text:span text:style-name="T15">function</text:span> howManySeconds(hours) {</text:p>
      <text:p text:style-name="P2"/>
      <text:p text:style-name="P2"><text:tab/><text:tab/><text:span text:style-name="T15">return</text:span> hours * 3600 ;</text:p>
      <text:p text:style-name="P2"/>
      <text:p text:style-name="P2"><text:tab/>}</text:p>
      <text:p text:style-name="P2"/>
      <text:p text:style-name="P7">Exercice 7 :</text:p>
      <text:p text:style-name="P2"/>
      <text:p text:style-name="P2"><text:tab/><text:span text:style-name="T15">function</text:span> howManySeconds(hours,minutes) {</text:p>
      <text:p text:style-name="P2"><text:tab/><text:tab/><text:span text:style-name="T15">return</text:span> howManyseconds(hours)+ ( minutes * 60) ;</text:p>
      <text:p text:style-name="P2"/>
      <text:p text:style-name="P2"><text:tab/>}</text:p>
      <text:p text:style-name="P2"/>
      <text:p text:style-name="P8">Exercice 8 :</text:p>
      <text:p text:style-name="P3"/>
      <text:p text:style-name="P3"><text:tab/><text:span text:style-name="T15">function</text:span> sayHello(name) {</text:p>
      <text:p text:style-name="P5"><text:tab/><text:tab/><text:span text:style-name="T15">return</text:span> "Hello "+name <text:span text:style-name="T18">+ </text:span>" !";</text:p>
      <text:p text:style-name="P3"/>
      <text:p text:style-name="P3"><text:tab/>}</text:p>
      <text:p text:style-name="P3"/>
      <text:p text:style-name="P8"><text:soft-page-break/>Exercice 9 :</text:p>
      <text:p text:style-name="P3"/>
      <text:p text:style-name="P3"><text:tab/><text:span text:style-name="T15">function</text:span> StrLength(string) {</text:p>
      <text:p text:style-name="P3"><text:tab/><text:tab/><text:span text:style-name="T15">return</text:span> <text:span text:style-name="T19">string.length</text:span>;</text:p>
      <text:p text:style-name="P3"/>
      <text:p text:style-name="P3"><text:tab/>}</text:p>
      <text:p text:style-name="P3"/>
      <text:p text:style-name="P8">Exercice 10 :</text:p>
      <text:p text:style-name="P3"><text:tab/><text:span text:style-name="T15">function</text:span> LastFirst(first, last) {</text:p>
      <text:p text:style-name="P3"><text:tab/><text:tab/><text:span text:style-name="T15">return</text:span> <text:span text:style-name="T13">first, last;</text:span></text:p>
      <text:p text:style-name="P3"/>
      <text:p text:style-name="P3"><text:tab/><text:span text:style-name="T13">}</text:span></text:p>
      <text:p text:style-name="P8">Exercice 11;</text:p>
      <text:p text:style-name="P3"/>
      <text:p text:style-name="P3"><text:tab/><text:span text:style-name="T15">function</text:span> increment(num) {</text:p>
      <text:p text:style-name="P3"><text:tab/><text:tab/><text:span text:style-name="T15">return</text:span> num+1 ;</text:p>
      <text:p text:style-name="P3"><text:tab/></text:p>
      <text:p text:style-name="P3"><text:tab/> }</text:p>
      <text:p text:style-name="P3"/>
      <text:p text:style-name="P8">Exercice 12 :</text:p>
      <text:p text:style-name="P3"/>
      <text:p text:style-name="P3"><text:tab/><text:span text:style-name="T15">function</text:span> numArgs<text:span text:style-name="T11">(arg1,arg2,arg3,arg4,arg5) {</text:span></text:p>
      <text:p text:style-name="P4"><text:tab/><text:tab/><text:span text:style-name="T16">return</text:span><text:span text:style-name="T11"> arguments.length ;</text:span></text:p>
      <text:p text:style-name="P4"/>
      <text:p text:style-name="P4"><text:tab/><text:span text:style-name="T11">}</text:span></text:p>
      <text:p text:style-name="P4"/>
      <text:p text:style-name="P9">Exercice 13 :</text:p>
      <text:p text:style-name="P6"><text:tab/><text:tab/></text:p>
      <text:p text:style-name="P10"><text:span text:style-name="T2"><text:tab/></text:span><text:span text:style-name="T9">function</text:span><text:span text:style-name="T2"> toint(c</text:span><text:span text:style-name="T5">h</text:span><text:span text:style-name="T2">) {</text:span></text:p>
      <text:p text:style-name="P10"><text:span text:style-name="T2"><text:tab/><text:tab/></text:span><text:span text:style-name="T9">return</text:span><text:span text:style-name="T2"> <text:s/></text:span><text:span text:style-name="T6">ch.</text:span><text:span text:style-name="T2">p</text:span><text:span text:style-name="T5">arseInt ;</text:span></text:p>
      <text:p text:style-name="P6"><text:tab/>}</text:p>
      <text:p text:style-name="P6"><text:tab/><text:span text:style-name="T15">function</text:span> tostr(int) {</text:p>
      <text:p text:style-name="P6"><text:tab/><text:tab/><text:span text:style-name="T15">return</text:span> <text:s/><text:span text:style-name="T20">int.</text:span>toStr<text:span text:style-name="T12">ing</text:span> ;</text:p>
      <text:p text:style-name="P6"><text:tab/>}</text:p>
      <text:p text:style-name="P6"/>
      <text:p text:style-name="P9">Exercice 14 :</text:p>
      <text:p text:style-name="P6"/>
      <text:p text:style-name="P6"><text:tab/><text:span text:style-name="T15">function</text:span> tocodeascii (caractere) {</text:p>
      <text:p text:style-name="P10"><text:span text:style-name="T2"><text:tab/><text:tab/></text:span><text:span text:style-name="T9">return</text:span><text:span text:style-name="T2"> </text:span><text:span text:style-name="T3">String</text:span><text:span text:style-name="T2">.charCodeAt</text:span><text:span text:style-name="T3">(caractere) ;</text:span></text:p>
      <text:p text:style-name="P10"><text:span text:style-name="T3"/></text:p>
      <text:p text:style-name="P10"><text:span text:style-name="T3"><text:tab/>}</text:span></text:p>
      <text:p text:style-name="P12"><text:span text:style-name="T7">Exercice 15 :</text:span></text:p>
      <text:p text:style-name="P11"><text:span text:style-name="T4"><text:tab/></text:span></text:p>
      <text:p text:style-name="P11"><text:span text:style-name="T4"><text:tab/></text:span><text:span text:style-name="T10">function</text:span><text:span text:style-name="T4"> taillenumero(num) {</text:span></text:p>
      <text:p text:style-name="P11"><text:span text:style-name="T4"><text:tab/><text:tab/></text:span><text:span text:style-name="T10">var</text:span><text:span text:style-name="T4"> s=num.stoString() ;</text:span></text:p>
      <text:p text:style-name="P11"><text:span text:style-name="T4"><text:tab/><text:tab/></text:span><text:span text:style-name="T10">return</text:span><text:span text:style-name="T4"> length(s) ;</text:span></text:p>
      <text:p text:style-name="P11"><text:span text:style-name="T4"/></text:p>
      <text:p text:style-name="P11"><text:span text:style-name="T4"><text:tab/>}</text:span></text:p>
      <text:p text:style-name="P6"/>
      <text:p text:style-name="P6"><text:tab/></text:p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0:34:41.024306226</meta:creation-date>
    <dc:date>2020-03-24T13:00:57.078847139</dc:date>
    <meta:editing-duration>PT1H34M33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2" meta:paragraph-count="72" meta:word-count="179" meta:character-count="1184" meta:non-whitespace-character-count="990"/>
  </office:meta>
</office:document-meta>
</file>